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4">
            <table:table-cell table:style-name="ce4" office:value-type="string" calcext:value-type="string">
              <text:p>5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choix des courb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2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3 jours</text:p>
          </table:table-cell>
          <table:table-cell table:style-name="ce98" office:value-type="date" office:date-value="2016-01-18" calcext:value-type="date">
            <text:p>18/1/16</text:p>
          </table:table-cell>
          <table:table-cell table:style-name="ce98" office:value-type="date" office:date-value="2016-01-20" calcext:value-type="date">
            <text:p>20/1/16</text:p>
          </table:table-cell>
          <table:table-cell table:style-name="ce110" office:value-type="currency" office:currency="EUR" office:value="450" calcext:value-type="currency">
            <text:p>45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3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6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Choix des courbes</text:p>
          </table:table-cell>
          <table:covered-table-cell table:number-columns-repeated="5" table:style-name="ce49"/>
          <table:table-cell table:style-name="ce88" office:value-type="string" calcext:value-type="string">
            <text:p>1 jour</text:p>
          </table:table-cell>
          <table:table-cell table:number-columns-repeated="2" table:style-name="ce101" office:value-type="date" office:date-value="2016-01-18" calcext:value-type="date">
            <text:p>18/01/16</text:p>
          </table:table-cell>
          <table:table-cell table:style-name="ce112" office:value-type="currency" office:currency="EUR" office:value="150" calcext:value-type="currency">
            <text:p>15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1 jour-homme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6">
          <table:table-cell table:style-name="ce11" office:value-type="string" calcext:value-type="string">
            <text:p>5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5.2</text:p>
          </table:table-cell>
          <table:table-cell table:style-name="ce36" office:value-type="string" calcext:value-type="string" table:number-columns-spanned="6" table:number-rows-spanned="1">
            <text:p>Prise en compte des demandes clients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6-01-19" calcext:value-type="date">
            <text:p>19/01/16</text:p>
          </table:table-cell>
          <table:table-cell table:style-name="ce103" office:value-type="date" office:date-value="2016-01-20" calcext:value-type="date">
            <text:p>20/01/16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6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7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5:03.441000000</dc:date>
    <meta:print-date>2003-09-01T15:32:46</meta:print-date>
    <meta:editing-duration>PT1H31M24S</meta:editing-duration>
    <meta:editing-cycles>7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